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fo:font-size="14pt" style:font-size-asian="14pt" style:font-size-complex="14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margin-left="0cm" fo:margin-right="0cm" fo:text-indent="1.018cm" style:auto-text-indent="false">
        <style:tab-stops/>
      </style:paragraph-properties>
      <style:text-properties style:font-name="Arial" fo:font-size="14pt" style:font-size-asian="14pt" style:font-size-complex="14pt"/>
    </style:style>
    <style:style style:name="P5" style:family="paragraph" style:parent-style-name="Standard">
      <style:paragraph-properties fo:margin-left="0cm" fo:margin-right="0cm" fo:text-indent="1.018cm" style:auto-text-indent="false">
        <style:tab-stops/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text-indent="1.018cm" style:auto-text-indent="false">
        <style:tab-stops/>
      </style:paragraph-properties>
      <style:text-properties style:font-name="Arial" fo:font-size="14pt" fo:font-style="normal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margin-left="0cm" fo:margin-right="0cm" fo:text-indent="1.018cm" style:auto-text-indent="false">
        <style:tab-stops/>
      </style:paragraph-properties>
      <style:text-properties style:font-name="Arial" fo:font-size="14pt" fo:font-style="italic" style:font-size-asian="14pt" style:font-style-asian="italic" style:font-size-complex="14pt" style:font-style-complex="italic"/>
    </style:style>
    <style:style style:name="P8" style:family="paragraph" style:parent-style-name="Standard">
      <style:paragraph-properties fo:margin-left="2.18cm" fo:margin-right="0cm" fo:text-indent="-0.582cm" style:auto-text-indent="false">
        <style:tab-stops/>
      </style:paragraph-properties>
      <style:text-properties style:font-name="Arial" fo:font-size="14pt" style:font-size-asian="14pt" style:font-size-complex="14pt"/>
    </style:style>
    <style:style style:name="P9" style:family="paragraph" style:parent-style-name="Standard">
      <style:paragraph-properties fo:margin-left="2.18cm" fo:margin-right="0cm" fo:text-indent="-0.582cm" style:auto-text-indent="false">
        <style:tab-stops/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2.18cm" fo:margin-right="0cm" fo:text-indent="-0.582cm" style:auto-text-indent="false">
        <style:tab-stops/>
      </style:paragraph-properties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margin-left="2.18cm" fo:margin-right="0cm" fo:text-indent="-0.582cm" style:auto-text-indent="false">
        <style:tab-stops/>
      </style:paragraph-properties>
      <style:text-properties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2.932cm" fo:margin-right="0cm" fo:text-indent="-0.582cm" style:auto-text-indent="false">
        <style:tab-stops/>
      </style:paragraph-properties>
      <style:text-properties style:font-name="Arial" fo:font-size="14pt" style:font-size-asian="14pt" style:font-size-complex="14pt"/>
    </style:style>
    <style:style style:name="P13" style:family="paragraph" style:parent-style-name="Standard">
      <style:paragraph-properties fo:margin-left="2.932cm" fo:margin-right="0cm" fo:text-indent="-0.582cm" style:auto-text-indent="false">
        <style:tab-stops/>
      </style:paragraph-properties>
      <style:text-properties style:font-name="Arial" fo:font-size="14pt" fo:font-style="normal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margin-left="2.932cm" fo:margin-right="0cm" fo:text-indent="-0.582cm" style:auto-text-indent="false">
        <style:tab-stops/>
      </style:paragraph-properties>
      <style:text-properties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2.932cm" fo:margin-right="0cm" fo:text-indent="-0.582cm" style:auto-text-indent="false">
        <style:tab-stops/>
      </style:paragraph-properties>
      <style:text-properties style:font-name="Arial" fo:font-size="14pt" fo:font-style="italic" style:font-size-asian="14pt" style:font-style-asian="italic" style:font-size-complex="14pt" style:font-style-complex="italic"/>
    </style:style>
    <style:style style:name="P16" style:family="paragraph" style:parent-style-name="Standard">
      <style:paragraph-properties fo:margin-left="2.18cm" fo:margin-right="0cm" fo:text-indent="-0.582cm" style:auto-text-indent="false">
        <style:tab-stops/>
      </style:paragraph-properties>
      <style:text-properties style:font-name="Arial" fo:font-size="14pt" fo:font-style="italic" style:font-size-asian="14pt" style:font-style-asian="italic" style:font-size-complex="14pt" style:font-style-complex="italic"/>
    </style:style>
    <style:style style:name="P17" style:family="paragraph" style:parent-style-name="Standard">
      <style:paragraph-properties fo:margin-left="2.932cm" fo:margin-right="0cm" fo:text-indent="-0.582cm" style:auto-text-indent="false">
        <style:tab-stops/>
      </style:paragraph-properties>
      <style:text-properties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Descripció de les classes</text:p>
      <text:p text:style-name="P1"/>
      <text:p text:style-name="P1"/>
      <text:p text:style-name="P2">Pòquer</text:p>
      <text:p text:style-name="P4"/>
      <text:p text:style-name="P4"><text:span text:style-name="T1">Descripció</text:span> Aquesta classe guarda la configuració global del programa. Juntament amb les seves associacions representa el sistema de joc al complet.</text:p>
      <text:p text:style-name="P5">Atributs</text:p>
      <text:p text:style-name="P8"><text:span text:style-name="T1">Idioma</text:span> <text:span text:style-name="T2">String</text:span></text:p>
      <text:p text:style-name="P12">L'idioma de la interfície (si aplica).</text:p>
      <text:p text:style-name="P16"/>
      <text:p text:style-name="P2">Partida</text:p>
      <text:p text:style-name="P4"/>
      <text:p text:style-name="P4"><text:span text:style-name="T1">Descripció</text:span> Representa l'estat d'una partida de pòquer.</text:p>
      <text:p text:style-name="P5">Atributs</text:p>
      <text:p text:style-name="P8"><text:span text:style-name="T1">Torn</text:span> <text:span text:style-name="T2">Integer</text:span></text:p>
      <text:p text:style-name="P12">Ordinal que indica quin participant té el torn (és a dir, l'acció del joc).</text:p>
      <text:p text:style-name="P8"><text:span text:style-name="T1">Ronda</text:span> <text:span text:style-name="T2">Integer</text:span></text:p>
      <text:p text:style-name="P12">Número de volta que indica quina ronda d'apostes està essent jugada (en l'interval 1..5 segons les regles del Texas Hold'em).</text:p>
      <text:p text:style-name="P8"><text:span text:style-name="T1">ApostaMàxima</text:span> <text:span text:style-name="T2">Integer</text:span></text:p>
      <text:p text:style-name="P12">Indica la màxima aposta que s'ha fet en una determinada ronda. Tots els jugadors l'hauran d'igualar o pujar per tal de continuar en el joc (exceptuant els all-in).</text:p>
      <text:p text:style-name="P8"><text:span text:style-name="T1">MansJugades</text:span> <text:span text:style-name="T2">Integer</text:span></text:p>
      <text:p text:style-name="P12">Indica el nombre de mans que s'han jugat.</text:p>
      <text:p text:style-name="P5">Agregacions</text:p>
      <text:p text:style-name="P9">Configuració</text:p>
      <text:p text:style-name="P12">Conté la configuració relativa a la partida.</text:p>
      <text:p text:style-name="P15"/>
      <text:p text:style-name="P2">Jugador</text:p>
      <text:p text:style-name="P4"/>
      <text:p text:style-name="P4"><text:span text:style-name="T1">Descripció</text:span> Representa a un jugador de pòquer.</text:p>
      <text:p text:style-name="P5">Atributs</text:p>
      <text:p text:style-name="P8"><text:span text:style-name="T1">Avatar </text:span><text:span text:style-name="T2">String</text:span></text:p>
      <text:p text:style-name="P12">Indica l'avatar (imatge) que representarà al jugador a la partida.</text:p>
      <text:p text:style-name="P8"><text:span text:style-name="T1">Nom</text:span> <text:span text:style-name="T2">String</text:span></text:p>
      <text:p text:style-name="P12">Sobrenom del jugador que el representa durant la partida. Es la clau externa de la classe.</text:p>
      <text:p text:style-name="P8"><text:span text:style-name="T1">TipusJugador</text:span> <text:span text:style-name="T2">TipusJugador</text:span></text:p>
      <text:p text:style-name="P12"><text:soft-page-break/>Mecanisme de funcionament del jugador: humà o IA.</text:p>
      <text:p text:style-name="P5">Agregacions</text:p>
      <text:p text:style-name="P9">Estadístiques</text:p>
      <text:p text:style-name="P12">Guarda la informació de les estadístiques de joc del jugador.</text:p>
      <text:p text:style-name="P10"/>
      <text:p text:style-name="P2">MàDeCartes</text:p>
      <text:p text:style-name="P4"/>
      <text:p text:style-name="P4"><text:span text:style-name="T1">Descripció</text:span> Representa un conjunt de cartes (una mà) que pot contenir de cap fins a totes les cartes.</text:p>
      <text:p text:style-name="P4"/>
      <text:p text:style-name="P2">Carta</text:p>
      <text:p text:style-name="P4"/>
      <text:p text:style-name="P4"><text:span text:style-name="T1">Descripció</text:span> Representa un objecte carta.</text:p>
      <text:p text:style-name="P5">Atributs</text:p>
      <text:p text:style-name="P8"><text:span text:style-name="T1">Coll </text:span><text:span text:style-name="T2">TipusColl</text:span></text:p>
      <text:p text:style-name="P12">Indica quin coll té la carta.</text:p>
      <text:p text:style-name="P8"><text:span text:style-name="T1">Número </text:span><text:span text:style-name="T2">Integer</text:span></text:p>
      <text:p text:style-name="P13">Indica quin valor té la carta.</text:p>
      <text:p text:style-name="P13"/>
      <text:p text:style-name="P2">Regla</text:p>
      <text:p text:style-name="P4"/>
      <text:p text:style-name="P4"><text:span text:style-name="T1">Descripció</text:span> Representa el comportament d'un jugador controlat per la IA en un llenguatge encara per determinar.</text:p>
      <text:p text:style-name="P5">Atributs</text:p>
      <text:p text:style-name="P8"><text:span text:style-name="T1">Regla </text:span><text:span text:style-name="T3">String</text:span></text:p>
      <text:p text:style-name="P13">L'expressió d'una sentència en l'esmentat llenguatge.</text:p>
      <text:p text:style-name="P13"/>
      <text:p text:style-name="P2">Estadístiques</text:p>
      <text:p text:style-name="P4"/>
      <text:p text:style-name="P4"><text:span text:style-name="T1">Descripció</text:span> Emmagatzema les estadístiques d'un jugador <text:span text:style-name="T6">des de l'últim cop que les va posar a zero (reinicialitzar).</text:span></text:p>
      <text:p text:style-name="P5">Atributs</text:p>
      <text:p text:style-name="P8"><text:span text:style-name="T1">Puntuació </text:span><text:span text:style-name="T3">Integer</text:span></text:p>
      <text:p text:style-name="P14">El total de punts acumulats per un jugador.</text:p>
      <text:p text:style-name="P8"><text:span text:style-name="T1">PartidesGuanyades </text:span><text:span text:style-name="T3">Integer</text:span></text:p>
      <text:p text:style-name="P14">El nombre de partides que un jugador ha guanyat.</text:p>
      <text:p text:style-name="P8"><text:span text:style-name="T1">PartidesJugades </text:span><text:span text:style-name="T3">Integer</text:span></text:p>
      <text:p text:style-name="P14">El nombre de partides que un jugador ha disputat.</text:p>
      <text:p text:style-name="P8"><text:span text:style-name="T1">Rècord </text:span><text:span text:style-name="T3">Integer</text:span></text:p>
      <text:p text:style-name="P14">Indica els punts que va obtenir un jugador en la seva millor jugada.</text:p>
      <text:p text:style-name="P14"/>
      <text:p text:style-name="P2">Configuració</text:p>
      <text:p text:style-name="P4"/>
      <text:p text:style-name="P4"><text:span text:style-name="T1">Descripció</text:span> Emmagatzema la configuració que regeix una partida.</text:p>
      <text:p text:style-name="P5"><text:soft-page-break/>Atributs</text:p>
      <text:p text:style-name="P8"><text:span text:style-name="T1">DinersInicials </text:span><text:span text:style-name="T3">Integer</text:span></text:p>
      <text:p text:style-name="P14">La quantitat de diners amb la que cada jugador va iniciar la partida.</text:p>
      <text:p text:style-name="P8"><text:span text:style-name="T5">/NumJugadors</text:span><text:span text:style-name="T1"> </text:span><text:span text:style-name="T3">Integer</text:span></text:p>
      <text:p text:style-name="P14">El nombre de jugadors que formaven part de la partida en el seu inici.</text:p>
      <text:p text:style-name="P8"><text:span text:style-name="T1">maxMans </text:span><text:span text:style-name="T3">Integer</text:span></text:p>
      <text:p text:style-name="P14">El nombre màxim de mans que es disputaran (només en el cas que limitem el nombre de mans).</text:p>
      <text:p text:style-name="P14"/>
      <text:p text:style-name="P14"/>
      <text:p text:style-name="P3">Descripció de les classes associatives</text:p>
      <text:p text:style-name="P1"/>
      <text:p text:style-name="P1"/>
      <text:p text:style-name="P2">Participant</text:p>
      <text:p text:style-name="P4"/>
      <text:p text:style-name="P6"><text:span text:style-name="T1">Descripció</text:span><text:span text:style-name="T7"> Un participant està format e identificat per un jugador que participa en una partida.</text:span></text:p>
      <text:p text:style-name="P5">Atributs</text:p>
      <text:p text:style-name="P8"><text:span text:style-name="T1">Ordre </text:span><text:span text:style-name="T3">Integer</text:span></text:p>
      <text:p text:style-name="P14">L'ordinal que indica quin nombre de torn té.</text:p>
      <text:p text:style-name="P8"><text:span text:style-name="T5">Diners</text:span><text:span text:style-name="T1"> </text:span><text:span text:style-name="T3">Integer</text:span></text:p>
      <text:p text:style-name="P14">La quantitat de diners que té el participant.</text:p>
      <text:p text:style-name="P8"><text:span text:style-name="T5">Va</text:span><text:span text:style-name="T1"> </text:span><text:span text:style-name="T3">Integer</text:span></text:p>
      <text:p text:style-name="P14">Indica si el jugador continua jugant la mà o bé es retira.</text:p>
      <text:p text:style-name="P8"><text:span text:style-name="T5">Preparat</text:span><text:span text:style-name="T1"> </text:span><text:span text:style-name="T3">Integer</text:span></text:p>
      <text:p text:style-name="P14">Indica si el jugador està llest per a passar a la següent ronda. No es passa de ronda fins que tothom està llest (ha apostat el que se li requeria o bé s'ha retirat).</text:p>
      <text:p text:style-name="P8"><text:span text:style-name="T5">apostaAct</text:span><text:span text:style-name="T1"> </text:span><text:span text:style-name="T3">Integer</text:span></text:p>
      <text:p text:style-name="P14">La quantitat de diners que el participant aposta en aquesta ronda.</text:p>
      <text:p text:style-name="P14"/>
      <text:p text:style-name="P14"/>
      <text:p text:style-name="P3">Descripció de les classes derivades</text:p>
      <text:p text:style-name="P1"/>
      <text:p text:style-name="P1"/>
      <text:p text:style-name="P2">Jugador - Humà</text:p>
      <text:p text:style-name="P4"/>
      <text:p text:style-name="P6"><text:span text:style-name="T1">Descripció</text:span><text:span text:style-name="T7"> Emmagatzema els atributs relatius a un jugador humà.</text:span></text:p>
      <text:p text:style-name="P5">Atributs</text:p>
      <text:p text:style-name="P8"><text:span text:style-name="T1">Password </text:span><text:span text:style-name="T3">String</text:span></text:p>
      <text:p text:style-name="P14">La contrasenya que fa servir el jugador per a identificar-se en determinats casos on sigui necessari.</text:p>
      <text:p text:style-name="P14"><text:soft-page-break/></text:p>
      <text:p text:style-name="P2">Jugador - CPU</text:p>
      <text:p text:style-name="P4"/>
      <text:p text:style-name="P6"><text:span text:style-name="T1">Descripció</text:span><text:span text:style-name="T7"> Emmagatzema els atributs relatius a un jugador controlat per la IA.</text:span></text:p>
      <text:p text:style-name="P5">Agregacions</text:p>
      <text:p text:style-name="P9">Regla</text:p>
      <text:p text:style-name="P14">Un conjunt de regles que indiquen al jugador com actuar.</text:p>
      <text:p text:style-name="P11"/>
      <text:p text:style-name="P14"/>
      <text:p text:style-name="P3">Descripció de les associacions</text:p>
      <text:p text:style-name="P1"/>
      <text:p text:style-name="P1"/>
      <text:p text:style-name="P2">Pòquer - Partida</text:p>
      <text:p text:style-name="P4"/>
      <text:p text:style-name="P4"><text:span text:style-name="T1">Descripció</text:span> L'associació representa la partida que s'està jugant en el moment.</text:p>
      <text:p text:style-name="P4"/>
      <text:p text:style-name="P2">Pòquer - Jugador</text:p>
      <text:p text:style-name="P4"/>
      <text:p text:style-name="P4"><text:span text:style-name="T1">Descripció</text:span> L'associació representa el conjunt de jugadors disponibles al sistema.</text:p>
      <text:p text:style-name="P7"/>
      <text:p text:style-name="P2">Partida <text:span text:style-name="T2">baralla</text:span><text:span text:style-name="T4"> MàDeCartes</text:span></text:p>
      <text:p text:style-name="P4"/>
      <text:p text:style-name="P4"><text:span text:style-name="T1">Descripció</text:span> Donada una partida es representa el conjunt de cartes que encara no s'han repartit.</text:p>
      <text:p text:style-name="P7"/>
      <text:p text:style-name="P2">Partida <text:span text:style-name="T2">descobertes</text:span><text:span text:style-name="T4"> MàDeCartes</text:span></text:p>
      <text:p text:style-name="P4"/>
      <text:p text:style-name="P4"><text:span text:style-name="T1">Descripció</text:span> S'associa un conjunt de cartes a la partida si aquestes cartes han estat exposades a tots els participants.</text:p>
      <text:p text:style-name="P7"/>
      <text:p text:style-name="P2">Partida - Jugador</text:p>
      <text:p text:style-name="P4"/>
      <text:p text:style-name="P4"><text:span text:style-name="T1">Descripció</text:span> Associa cada partida al conjunt de jugadors que en prenen part.</text:p>
      <text:p text:style-name="P7"/>
      <text:p text:style-name="P2">Participant - <text:span text:style-name="T4">MàDeCartes</text:span></text:p>
      <text:p text:style-name="P4"/>
      <text:p text:style-name="P4"><text:span text:style-name="T1">Descripció</text:span> Associa cada jugador al conjunt de cartes que té a la mà (i que ningú més pot veure en cas del Texas Hold'em).</text:p>
      <text:p text:style-name="P7"/>
      <text:p text:style-name="P2"><text:soft-page-break/><text:span text:style-name="T4">MàDeCartes</text:span> - Carta</text:p>
      <text:p text:style-name="P4"/>
      <text:p text:style-name="P4"><text:span text:style-name="T1">Descripció</text:span> Associa a una mà de cartes cada una de les cartes que la form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id Fandos</meta:initial-creator>
    <meta:creation-date>2010-03-01T21:00:50</meta:creation-date>
    <dc:date>2010-03-10T19:00:35</dc:date>
    <dc:creator>David Fandos</dc:creator>
    <meta:editing-duration>PT02H05M37S</meta:editing-duration>
    <meta:editing-cycles>66</meta:editing-cycles>
    <meta:generator>OpenOffice.org/3.1$Linux OpenOffice.org_project/310m19$Build-9420</meta:generator>
    <meta:document-statistic meta:table-count="0" meta:image-count="0" meta:object-count="0" meta:page-count="5" meta:paragraph-count="106" meta:word-count="686" meta:character-count="4284"/>
  </office:meta>
</office:document-meta>
</file>